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1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ens" table:style-name="ta1">
        <table:shapes>
          <draw:frame draw:z-index="0" draw:style-name="gr1" draw:text-style-name="P1" svg:width="159.99mm" svg:height="89.99mm" svg:x="134.67mm" svg:y="3.71mm">
            <draw:object draw:notify-on-update-of-ranges="queens.A1:queens.A1 queens.A2:queens.A11 queens.B1:queens.B1 queens.B2:queens.B11 queens.C1:queens.C1 queens.C2:queens.C11 queens.D1:queens.D1 queens.D2:queens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cbcp</text:p>
          </table:table-cell>
          <table:table-cell table:style-name="ce1" office:value-type="string" calcext:value-type="string">
            <text:p>cbci</text:p>
          </table:table-cell>
          <table:table-cell table:style-name="ce1" office:value-type="string" calcext:value-type="string">
            <text:p>gurobi</text:p>
          </table:table-cell>
          <table:table-cell table:style-name="ce1" office:value-type="string" calcext:value-type="string">
            <text:p>vars</text:p>
          </table:table-cell>
          <table:table-cell table:style-name="ce1" office:value-type="string" calcext:value-type="string">
            <text:p>row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06" calcext:value-type="float">
            <text:p>0,1106</text:p>
          </table:table-cell>
          <table:table-cell office:value-type="float" office:value="0.0859" calcext:value-type="float">
            <text:p>0,0859</text:p>
          </table:table-cell>
          <table:table-cell office:value-type="float" office:value="0.6804" calcext:value-type="float">
            <text:p>0,6804</text:p>
          </table:table-cell>
          <table:table-cell office:value-type="float" office:value="2500" calcext:value-type="float">
            <text:p>25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12" calcext:value-type="float">
            <text:p>0,6412</text:p>
          </table:table-cell>
          <table:table-cell office:value-type="float" office:value="0.3638" calcext:value-type="float">
            <text:p>0,3638</text:p>
          </table:table-cell>
          <table:table-cell office:value-type="float" office:value="0.3078" calcext:value-type="float">
            <text:p>0,3078</text:p>
          </table:table-cell>
          <table:table-cell office:value-type="float" office:value="10000" calcext:value-type="float">
            <text:p>100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396" calcext:value-type="float">
            <text:p>2,3396</text:p>
          </table:table-cell>
          <table:table-cell office:value-type="float" office:value="1.0278" calcext:value-type="float">
            <text:p>1,0278</text:p>
          </table:table-cell>
          <table:table-cell office:value-type="float" office:value="0.793" calcext:value-type="float">
            <text:p>0,7930</text:p>
          </table:table-cell>
          <table:table-cell office:value-type="float" office:value="22500" calcext:value-type="float">
            <text:p>2250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465" calcext:value-type="float">
            <text:p>6,6465</text:p>
          </table:table-cell>
          <table:table-cell office:value-type="float" office:value="2.0829" calcext:value-type="float">
            <text:p>2,0829</text:p>
          </table:table-cell>
          <table:table-cell office:value-type="float" office:value="1.7335" calcext:value-type="float">
            <text:p>1,7335</text:p>
          </table:table-cell>
          <table:table-cell office:value-type="float" office:value="40000" calcext:value-type="float">
            <text:p>4000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856" calcext:value-type="float">
            <text:p>15,8560</text:p>
          </table:table-cell>
          <table:table-cell office:value-type="float" office:value="3.99" calcext:value-type="float">
            <text:p>3,9900</text:p>
          </table:table-cell>
          <table:table-cell office:value-type="float" office:value="3.304" calcext:value-type="float">
            <text:p>3,3040</text:p>
          </table:table-cell>
          <table:table-cell office:value-type="float" office:value="62500" calcext:value-type="float">
            <text:p>62500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.581" calcext:value-type="float">
            <text:p>35,5810</text:p>
          </table:table-cell>
          <table:table-cell office:value-type="float" office:value="7.3236" calcext:value-type="float">
            <text:p>7,3236</text:p>
          </table:table-cell>
          <table:table-cell office:value-type="float" office:value="5.9277" calcext:value-type="float">
            <text:p>5,9277</text:p>
          </table:table-cell>
          <table:table-cell office:value-type="float" office:value="90000" calcext:value-type="float">
            <text:p>90000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.816" calcext:value-type="float">
            <text:p>66,8160</text:p>
          </table:table-cell>
          <table:table-cell office:value-type="float" office:value="11.865" calcext:value-type="float">
            <text:p>11,8650</text:p>
          </table:table-cell>
          <table:table-cell office:value-type="float" office:value="9.6802" calcext:value-type="float">
            <text:p>9,6802</text:p>
          </table:table-cell>
          <table:table-cell office:value-type="float" office:value="122500" calcext:value-type="float">
            <text:p>1225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3.8297" calcext:value-type="float">
            <text:p>123,8297</text:p>
          </table:table-cell>
          <table:table-cell office:value-type="float" office:value="18.1222" calcext:value-type="float">
            <text:p>18,1222</text:p>
          </table:table-cell>
          <table:table-cell office:value-type="float" office:value="14.8085" calcext:value-type="float">
            <text:p>14,8085</text:p>
          </table:table-cell>
          <table:table-cell office:value-type="float" office:value="160000" calcext:value-type="float">
            <text:p>160000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.5038" calcext:value-type="float">
            <text:p>194,5038</text:p>
          </table:table-cell>
          <table:table-cell office:value-type="float" office:value="27.4412" calcext:value-type="float">
            <text:p>27,4412</text:p>
          </table:table-cell>
          <table:table-cell office:value-type="float" office:value="21.6935" calcext:value-type="float">
            <text:p>21,6935</text:p>
          </table:table-cell>
          <table:table-cell office:value-type="float" office:value="202500" calcext:value-type="float">
            <text:p>202500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5.8472" calcext:value-type="float">
            <text:p>295,8472</text:p>
          </table:table-cell>
          <table:table-cell office:value-type="float" office:value="37.7098" calcext:value-type="float">
            <text:p>37,7098</text:p>
          </table:table-cell>
          <table:table-cell office:value-type="float" office:value="33.4185" calcext:value-type="float">
            <text:p>33,4185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94" calcext:value-type="float">
            <text:p>2994</text:p>
          </table:table-cell>
        </table:table-row>
      </table:table>
      <table:named-expressions/>
      <table:database-ranges>
        <table:database-range table:name="__Anonymous_Sheet_DB__0" table:target-range-address="queens.A2:queens.E21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BABEL Unicode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21:25:24.136592001</dc:date>
    <meta:editing-duration>PT2H33M39S</meta:editing-duration>
    <meta:editing-cycles>3</meta:editing-cycles>
    <meta:generator>LibreOffice/6.1.4.2$Linux_X86_64 LibreOffice_project/1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19cm" svg:y="3.703cm" style:legend-expansion="high" chart:style-name="ch2"/>
        <chart:plot-area chart:style-name="ch3" table:cell-range-address="queens.A1:queens.D11" chart:data-source-has-labels="both" svg:x="1.331cm" svg:y="0.18cm" svg:width="12.668cm" svg:height="7.659cm">
          <chartooo:coordinate-region svg:x="2.984cm" svg:y="0.379cm" svg:width="10.736cm" svg:height="6.813cm"/>
          <chart:axis chart:dimension="x" chart:name="primary-x" chart:style-name="ch4" chartooo:axis-type="auto">
            <chartooo:date-scale/>
            <chart:title svg:x="6.867cm" svg:y="8.019cm" chart:style-name="ch5">
              <text:p>queens(n)</text:p>
            </chart:title>
            <chart:categories table:cell-range-address="queens.A2:queens.A11"/>
          </chart:axis>
          <chart:axis chart:dimension="y" chart:name="primary-y" chart:style-name="ch6">
            <chart:title svg:x="0.451cm" svg:y="4.675cm" chart:style-name="ch7">
              <text:p>seconds</text:p>
            </chart:title>
            <chart:grid chart:style-name="ch8" chart:class="major"/>
          </chart:axis>
          <chart:series chart:style-name="ch9" chart:values-cell-range-address="queens.B2:queens.B11" chart:label-cell-address="queens.B1:queens.B1" chart:class="chart:line">
            <chart:data-point chart:repeated="10"/>
          </chart:series>
          <chart:series chart:style-name="ch10" chart:values-cell-range-address="queens.C2:queens.C11" chart:label-cell-address="queens.C1:queens.C1" chart:class="chart:line">
            <chart:data-point chart:repeated="10"/>
          </chart:series>
          <chart:series chart:style-name="ch11" chart:values-cell-range-address="queens.D2:queens.D11" chart:label-cell-address="queens.D1:queens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cp</text:p>
                <draw:g>
                  <svg:desc>queens.B1:queens.B1</svg:desc>
                </draw:g>
              </table:table-cell>
              <table:table-cell office:value-type="string">
                <text:p>cbci</text:p>
                <draw:g>
                  <svg:desc>queens.C1:queens.C1</svg:desc>
                </draw:g>
              </table:table-cell>
              <table:table-cell office:value-type="string">
                <text:p>gurobi</text:p>
                <draw:g>
                  <svg:desc>queens.D1:queens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queens.A2:queens.A11</svg:desc>
                </draw:g>
              </table:table-cell>
              <table:table-cell office:value-type="float" office:value="0.1106">
                <text:p>0.1106</text:p>
                <draw:g>
                  <svg:desc>queens.B2:queens.B11</svg:desc>
                </draw:g>
              </table:table-cell>
              <table:table-cell office:value-type="float" office:value="0.0859">
                <text:p>0.0859</text:p>
                <draw:g>
                  <svg:desc>queens.C2:queens.C11</svg:desc>
                </draw:g>
              </table:table-cell>
              <table:table-cell office:value-type="float" office:value="0.6804">
                <text:p>0.6804</text:p>
                <draw:g>
                  <svg:desc>queens.D2:queens.D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12">
                <text:p>0.6412</text:p>
              </table:table-cell>
              <table:table-cell office:value-type="float" office:value="0.3638">
                <text:p>0.3638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3396">
                <text:p>2.3396</text:p>
              </table:table-cell>
              <table:table-cell office:value-type="float" office:value="1.0278">
                <text:p>1.0278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6465">
                <text:p>6.6465</text:p>
              </table:table-cell>
              <table:table-cell office:value-type="float" office:value="2.0829">
                <text:p>2.0829</text:p>
              </table:table-cell>
              <table:table-cell office:value-type="float" office:value="1.7335">
                <text:p>1.73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.856">
                <text:p>15.856</text:p>
              </table:table-cell>
              <table:table-cell office:value-type="float" office:value="3.99">
                <text:p>3.99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.581">
                <text:p>35.581</text:p>
              </table:table-cell>
              <table:table-cell office:value-type="float" office:value="7.3236">
                <text:p>7.3236</text:p>
              </table:table-cell>
              <table:table-cell office:value-type="float" office:value="5.9277">
                <text:p>5.927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.816">
                <text:p>66.816</text:p>
              </table:table-cell>
              <table:table-cell office:value-type="float" office:value="11.865">
                <text:p>11.865</text:p>
              </table:table-cell>
              <table:table-cell office:value-type="float" office:value="9.6802">
                <text:p>9.68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3.8297">
                <text:p>123.8297</text:p>
              </table:table-cell>
              <table:table-cell office:value-type="float" office:value="18.1222">
                <text:p>18.1222</text:p>
              </table:table-cell>
              <table:table-cell office:value-type="float" office:value="14.8085">
                <text:p>14.808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4.5038">
                <text:p>194.5038</text:p>
              </table:table-cell>
              <table:table-cell office:value-type="float" office:value="27.4412">
                <text:p>27.4412</text:p>
              </table:table-cell>
              <table:table-cell office:value-type="float" office:value="21.6935">
                <text:p>21.69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5.8472">
                <text:p>295.8472</text:p>
              </table:table-cell>
              <table:table-cell office:value-type="float" office:value="37.7098">
                <text:p>37.7098</text:p>
              </table:table-cell>
              <table:table-cell office:value-type="float" office:value="33.4185">
                <text:p>33.4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